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fo:background-color="#ffff00" style:font-weight-asian="bold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ext_20_body" style:list-style-name="L1">
      <style:paragraph-properties fo:text-align="start" style:justify-single-word="false"/>
    </style:style>
    <style:style style:name="P11" style:family="paragraph" style:parent-style-name="Text_20_body" style:list-style-name="L2">
      <style:paragraph-properties fo:text-align="start" style:justify-single-word="false"/>
    </style:style>
    <style:style style:name="P12" style:family="paragraph" style:parent-style-name="Text_20_body" style:list-style-name="L1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04db4"/>
    </style:style>
    <style:style style:name="T7" style:family="text">
      <style:text-properties officeooo:rsid="00031d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MWA beam software standalone version <text:line-break/>( <text:span text:style-name="T6">updated on </text:span>201<text:span text:style-name="T6">8</text:span>-<text:span text:style-name="T6">05</text:span>-<text:span text:style-name="T6">28</text:span> , by Marcin Sokolowski)</text:h>
      <text:list xml:id="list6688534585449046561" text:style-name="L1">
        <text:list-item>
          <text:p text:style-name="P6"><text:span text:style-name="T7">Requirements </text:span><text:s/>:</text:p>
          <text:list>
            <text:list-item>
              <text:p text:style-name="P10">python - standard python can be used, but if does not work then possibly this can be useful: <text:s text:c="3"/></text:p>
              <text:list>
                <text:list-item>
                  <text:p text:style-name="P10">anaconda - might be an easy way to have many packages installed:</text:p>
                  <text:p text:style-name="P10"><text:s/><text:a xlink:type="simple" xlink:href="https://www.continuum.io/downloads#linux" text:style-name="Internet_20_link" text:visited-style-name="Visited_20_Internet_20_Link">https://www.continuum.io/downloads#linux</text:a> </text:p>
                </text:list-item>
                <text:list-item>
                  <text:p text:style-name="P10">Installation : bash ./Anaconda2-4.4.0-Linux-x86_64.sh </text:p>
                </text:list-item>
              </text:list>
            </text:list-item>
            <text:list-item>
              <text:p text:style-name="P10">I needed to install these two extra packages on the clean environment :</text:p>
              <text:list>
                <text:list-item>
                  <text:p text:style-name="P10">pip install ephem </text:p>
                </text:list-item>
                <text:list-item>
                  <text:p text:style-name="P10">pip install pyfits 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h text:style-name="P4" text:outline-level="3">Generation of beam for a given fits files </text:h>
      <text:p text:style-name="P2"/>
      <text:list xml:id="list192035832665395" text:continue-numbering="true" text:style-name="L1">
        <text:list-item>
          <text:list>
            <text:list-item>
              <text:p text:style-name="P12">Script : make_beam_test.py <text:s/></text:p>
              <text:list>
                <text:list-item>
                  <text:p text:style-name="P6">Description :</text:p>
                  <text:p text:style-name="P13">Generates beam images (fits files) for a given sky image</text:p>
                </text:list-item>
                <text:list-item>
                  <text:p text:style-name="P6">Parameters <text:s/>:</text:p>
                  <text:p text:style-name="P13">In order to correctly generate beam model the following parameters are required :</text:p>
                </text:list-item>
              </text:list>
            </text:list-item>
          </text:list>
          <text:p text:style-name="P13"><text:s text:c="11"/>FITS file with sky image for which the beam model is generatd (option -f or --filename), frequency (options --freq_mhz or –freq_cc), beamformer delays (from metafits file, list of delays or MWA gridpoint) and time as observation id (option --obsid) or can be derrived from metafits file name (option --metafits).</text:p>
          <text:list>
            <text:list-item>
              <text:list>
                <text:list-item>
                  <text:list>
                    <text:list-item text:start-value="1">
                      <text:p text:style-name="P13"><text:span text:style-name="T1">-f or --filename FITS.fits</text:span> : fits file for which beam model is generated (in the same resolution)</text:p>
                    </text:list-item>
                    <text:list-item>
                      <text:p text:style-name="P13"><text:span text:style-name="T1">-m or --metafits</text:span> : metafits file containg META data for this observation (beamformer delays are read from there in particular). <text:span text:style-name="T1">In order to correctly generate beam beamformer delays must be provided in any of the three possible ways (--metafits, --delays or --gridpoint)</text:span>.</text:p>
                    </text:list-item>
                    <text:list-item>
                      <text:p text:style-name="P13"><text:span text:style-name="T1">--beamformer or -d or --delays</text:span> : beamformer delays provided in the command line parameter as a list , for example : -b 0,0,0,0,2,2,2,2,4,4,4,4,6,6,6,6</text:p>
                    </text:list-item>
                    <text:list-item>
                      <text:p text:style-name="P13"><text:span text:style-name="T1">-g or --gridpoint</text:span> : provides MWA gridpoint number (also called sweet spot which also defines beamformer delays). List of MWA gridpoints can be found in files mwa_sweet_spots.py or MWA_sweet_spot_gridpoints.csv.</text:p>
                    </text:list-item>
                    <text:list-item>
                      <text:p text:style-name="P13"><text:span text:style-name="T1">--model</text:span> : which beam model to use, 2014 – oldest analytic model, 2015 – average embedded element (called AEE or advanced) model and 2016 (Full <text:soft-page-break/>Embedded Element or FEE) model. Default is 2016 model (the newest and the most advanced). </text:p>
                    </text:list-item>
                    <text:list-item>
                      <text:p text:style-name="P13"><text:span text:style-name="T1">--jones</text:span> : generates Jones matrices (not just power beam)</text:p>
                    </text:list-item>
                    <text:list-item>
                      <text:p text:style-name="P13"><text:span text:style-name="T1">--freq_cc</text:span> – frequency coarse channel ( multiply by 1.28 to get MHz).</text:p>
                    </text:list-item>
                    <text:list-item>
                      <text:p text:style-name="P13"><text:span text:style-name="T1">--freq_mhz</text:span> – frequnecy in MHz </text:p>
                    </text:list-item>
                    <text:list-item>
                      <text:p text:style-name="P13"><text:span text:style-name="T1">-o / --obsid</text:span> – which is GPS time of the observation start provides time of the observation</text:p>
                    </text:list-item>
                    <text:list-item>
                      <text:p text:style-name="P8">Examples :</text:p>
                      <text:list>
                        <text:list-item>
                          <text:p text:style-name="P8">Using MWA metafits file which provides actual beamformer delays as used during the observation:</text:p>
                        </text:list-item>
                      </text:list>
                    </text:list-item>
                  </text:list>
                  <text:p text:style-name="P10">python make_beam_test.py -f 2456603.366393_img_200.335MHz_chan000of032_cal001_peel_000_000_t0000XX.fits --model=2016 --freq_mhz=203.51 -m 1067806072.metafits</text:p>
                  <text:list>
                    <text:list-item>
                      <text:list>
                        <text:list-header>
                          <text:p text:style-name="P8">The metafits file can be downloaded using command:</text:p>
                        </text:list-header>
                      </text:list>
                    </text:list-item>
                  </text:list>
                  <text:p text:style-name="P10">wget http://mwa-metadata01.pawsey.org.au/metadata/fits/?obs_id= 1067806072 -O 1067806072.metafits</text:p>
                  <text:list>
                    <text:list-item>
                      <text:list>
                        <text:list-item text:start-value="1">
                          <text:p text:style-name="P9">Using beamformer delays as parameters:</text:p>
                        </text:list-item>
                      </text:list>
                    </text:list-item>
                  </text:list>
                  <text:p text:style-name="P10">python make_beam_test.py -f wsclean_1067806072-0002-XX-dirty.fits -d 0,0,0,0,2,2,2,2,4,4,4,4,6,6,6,6 -v --model=2016</text:p>
                  <text:list>
                    <text:list-item>
                      <text:list>
                        <text:list-item text:start-value="1">
                          <text:p text:style-name="P10">Using metafits file :</text:p>
                          <text:p text:style-name="P10">python make_beam_test.py -f wsclean_1067806072-0002-XX-dirty.fits --metafits 1067806072.metafits -v --model=201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9203622350552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Using gridpoint number, which defines MWA delays (as in mwa_sweet_spots.py) :</text:p>
                        </text:list-item>
                      </text:list>
                    </text:list-item>
                  </text:list>
                  <text:p text:style-name="P10">python make_beam_test.py -f wsclean_1067806072-0002-XX-dirty.fits -g 11 -v --model=2016</text:p>
                  <text:list>
                    <text:list-item>
                      <text:list>
                        <text:list-item text:start-value="1">
                          <text:p text:style-name="P9">Other examples :</text:p>
                        </text:list-item>
                      </text:list>
                    </text:list-item>
                  </text:list>
                  <text:p text:style-name="P10">python make_beam_test.py -f 2456603.366393_img_200.335MHz_chan000of032_cal001_peel_000_000_t0000XX.fits -g 11 -v --model=2016 <text:s/>--obsid=1067806072 --freq_mhz=203.52 </text:p>
                </text:list-item>
              </text:list>
            </text:list-item>
          </text:list>
        </text:list-item>
      </text:list>
      <text:p text:style-name="P1"/>
      <text:list xml:id="list192036708876237" text:continue-numbering="true" text:style-name="L1">
        <text:list-item>
          <text:list>
            <text:list-item>
              <text:list>
                <text:list-header>
                  <text:p text:style-name="P10">python make_beam_test.py -f 2456603.366393_img_200.335MHz_chan000of032_cal001_peel_000_000_t0000XX.fits <text:s/>-d 0,0,0,0,2,2,2,2,4,4,4,4,6,6,6,6 -v --model=2016 <text:s/>--obsid=1067806072 --freq_mhz=203.51 </text:p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4" text:outline-level="3">Beam correction of images to generate Stokes images</text:h>
      <text:list xml:id="list192035372569801" text:continue-numbering="true" text:style-name="L1">
        <text:list-item>
          <text:list>
            <text:list-item>
              <text:p text:style-name="P9"><text:span text:style-name="T1">Script beam_correct_image.py </text:span></text:p>
              <text:list>
                <text:list-item>
                  <text:p text:style-name="P8">Description : </text:p>
                  <text:list>
                    <text:list-header>
                      <text:p text:style-name="P13">Beam corrects instrumental images in (four expected XX,YY,XY and XYi – as coming out of WSCLEAN or RTS) and calculates Stokes images (I,Q,U,V)</text:p>
                    </text:list-header>
                  </text:list>
                </text:list-item>
                <text:list-item>
                  <text:p text:style-name="P8">Parameters <text:s/>:</text:p>
                  <text:p text:style-name="P13">Similar parameters are required to correctly beam correct instrumental polarisation images and obtain Stokes images :</text:p>
                </text:list-item>
              </text:list>
            </text:list-item>
          </text:list>
          <text:p text:style-name="P13"><text:s text:c="11"/>FITS file with sky image for which the beam model is generatd (option -f or --filename), frequency (options --freq_mhz or –freq_cc), beamformer delays (from metafits file, list of delays or MWA gridpoint) and time as observation id (option --obsid) or can be derrived from metafits file name (option --metafits). <text:line-break/><text:span text:style-name="T2">WARNING : --metafits not yet implemented </text:span></text:p>
          <text:list>
            <text:list-item>
              <text:list>
                <text:list-item>
                  <text:list>
                    <text:list-item text:start-value="1">
                      <text:p text:style-name="P13"><text:span text:style-name="T1">--xx_file , --yy_file, --xy_file, --xyi_file –</text:span> provide names of FITS files with XX, YY, XY and XYi images.</text:p>
                    </text:list-item>
                    <text:list-item>
                      <text:p text:style-name="P13"><text:span text:style-name="T1">--out_basename</text:span> – basename (prefix) for the output files names, then _I, _Q, -U and -V are added to output filenames </text:p>
                    </text:list-item>
                    <text:list-item>
                      <text:p text:style-name="P13"><text:span text:style-name="T2">TO BE IMPLEMENTED </text:span><text:span text:style-name="T1">: -m or --metafits</text:span> : metafits file containg META data for this observation (beamformer delays are read from there in particular). <text:span text:style-name="T1">In order to correctly generate beam beamformer delays must be provided in any of the three possible ways (--metafits, --delays or --gridpoint)</text:span>.</text:p>
                    </text:list-item>
                    <text:list-item>
                      <text:p text:style-name="P13"><text:span text:style-name="T1">--beamformer or -b or --delays</text:span> : beamformer delays provided in the command line parameter as a list , for example : -b 0,0,0,0,2,2,2,2,4,4,4,4,6,6,6,6</text:p>
                    </text:list-item>
                    <text:list-item>
                      <text:p text:style-name="P13"><text:span text:style-name="T1">-g or --gridpoint</text:span> : provides MWA gridpoint number (also called sweet spot which also defines beamformer delays). List of MWA gridpoints can be found in files mwa_sweet_spots.py or MWA_sweet_spot_gridpoints.csv.</text:p>
                    </text:list-item>
                    <text:list-item>
                      <text:p text:style-name="P13"><text:span text:style-name="T1">--model</text:span> : which beam model to use, 2014 – oldest analytic model, 2015 – average embedded element (called AEE or advanced) model and 2016 (Full Embedded Element or FEE) model. Default is 2016 model (the newest and the most advanced). </text:p>
                    </text:list-item>
                    <text:list-item>
                      <text:p text:style-name="P13"><text:span text:style-name="T1">--freq_mhz</text:span> – frequnecy in MHz </text:p>
                    </text:list-item>
                    <text:list-item>
                      <text:p text:style-name="P13"><text:span text:style-name="T1">-o / --obsid</text:span> – which is GPS time of the observation start provides time of the observation</text:p>
                    </text:list-item>
                    <text:list-item>
                      <text:p text:style-name="P13"><text:span text:style-name="T1">--h5file</text:span> – full path to HDF5 file with the full embedded element beam model (default is local file MWA_embedded_element_pattern_V02.h5)</text:p>
                    </text:list-item>
                    <text:list-item>
                      <text:p text:style-name="P13"><text:span text:style-name="T1">--wsclean </text:span>– if XX,YY,XY,XYi images come from WSCLEAN software</text:p>
                    </text:list-item>
                    <text:list-item>
                      <text:p text:style-name="P13"><text:span text:style-name="T1">--rts </text:span>– if images are from Real-Time System (RTS). WARNING : WSCLEAN and RTS software are known to follow different sign convention thus it is important to provide information on the software used to obtain correct sign values. <text:s/></text:p>
                    </text:list-item>
                  </text:list>
                </text:list-item>
                <text:list-item>
                  <text:p text:style-name="P9">Using beamformer delays passed as parameter ( -b 0,0,0,0,2,2,2,2,4,4,4,4,6,6,6,6 ) :</text:p>
                  <text:p text:style-name="P10"><text:soft-page-break/>python ./beam_correct_image.py --xx_file=wsclean_1067806072-0002-XX-dirty.fits --yy_file=wsclean_1067806072-0002-YY-dirty.fits --xy_file=wsclean_1067806072-0002-XY-dirty.fits --xyi_file=wsclean_1067806072-0002-XYi-dirty.fits -b 0,0,0,0,2,2,2,2,4,4,4,4,6,6,6,6 --model=2016</text:p>
                </text:list-item>
                <text:list-item>
                  <text:p text:style-name="P9">Using gridpoint number (-g 11) which defines the delays :</text:p>
                  <text:p text:style-name="P10">python ./beam_correct_image.py --xx_file=wsclean_1067806072-0002-XX-dirty.fits --yy_file=wsclean_1067806072-0002-YY-dirty.fits --xy_file=wsclean_1067806072-0002-XY-dirty.fits --xyi_file=wsclean_1067806072-0002-XYi-dirty.fits -g 11 --model=2016</text:p>
                </text:list-item>
                <text:list-item>
                  <text:p text:style-name="P9">Using analytic model :</text:p>
                  <text:p text:style-name="P10">python ./beam_correct_image.py --xx_file=wsclean_1067806072-0002-XX-dirty.fits --yy_file=wsclean_1067806072-0002-YY-dirty.fits --xy_file=wsclean_1067806072-0002-XY-dirty.fits --xyi_file=wsclean_1067806072-0002-XYi-dirty.fits --model=analytic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4" text:outline-level="3">Sensitivity calculations </text:h>
      <text:list xml:id="list192035614276552" text:continue-numbering="true" text:style-name="L1">
        <text:list-item>
          <text:list>
            <text:list-item>
              <text:p text:style-name="P6">Sensitivity calculation (will also be provided as a webservice) uses script mwa_sensitivity.py :</text:p>
              <text:list>
                <text:list-item>
                  <text:p text:style-name="P9">Description : </text:p>
                  <text:p text:style-name="P10">script calculates MWA sensitivity for specific observing parameters and time. It calcualtes SEFD and noise expected on images of a specified integration time (default 120 seconds) and bandwidth (default 1.28 MHz). The last lines of the standard output contain this information (“Noise expected on XX images”).</text:p>
                </text:list-item>
                <text:list-item>
                  <text:p text:style-name="P7">On-line prototype version is being developed, but currently it is not available to external users.</text:p>
                </text:list-item>
                <text:list-item>
                  <text:p text:style-name="P9">Parameters:</text:p>
                  <text:p text:style-name="P13">Similar parameters are required to correctly beam correct instrumental polarisation images and obtain Stokes images :</text:p>
                </text:list-item>
              </text:list>
            </text:list-item>
          </text:list>
          <text:p text:style-name="P13"><text:s text:c="11"/>FITS file with sky image for which the beam model is generatd (option -f or --filename), frequency (options --freq_mhz or –freq_cc), beamformer delays (from metafits file, list of delays or MWA gridpoint) and time as observation id (option --obsid) or can be derrived from metafits file name (option --metafits). </text:p>
          <text:list>
            <text:list-item>
              <text:list>
                <text:list-item>
                  <text:list>
                    <text:list-item text:start-value="1">
                      <text:p text:style-name="P13"><text:span text:style-name="T1">-m or --metafits</text:span> : metafits file containg META data for this observation (beamformer delays are read from there in particular). <text:span text:style-name="T1">In order to correctly generate beam beamformer delays must be provided in any of the three possible ways (--metafits, --delays or --gridpoint)</text:span>.</text:p>
                    </text:list-item>
                    <text:list-item>
                      <text:p text:style-name="P13"><text:span text:style-name="T1">--beamformer or -b or --delays</text:span> : beamformer delays provided in the command line parameter as a list , for example : -b 0,0,0,0,2,2,2,2,4,4,4,4,6,6,6,6</text:p>
                    </text:list-item>
                    <text:list-item>
                      <text:p text:style-name="P13"><text:span text:style-name="T1">--gridpoint</text:span> : provides MWA gridpoint number (also called sweet spot which also defines beamformer delays). List of MWA gridpoints can be found in files mwa_sweet_spots.py or MWA_sweet_spot_gridpoints.csv.</text:p>
                    </text:list-item>
                    <text:list-item>
                      <text:p text:style-name="P13"><text:span text:style-name="T1">--model</text:span> : which beam model to use, 2014 – oldest analytic model, 2015 – average embedded element (called AEE or advanced) model and 2016 (Full Embedded Element or FEE) model. Default is 2016 model (the newest and the most advanced). </text:p>
                    </text:list-item>
                    <text:list-item>
                      <text:p text:style-name="P13"><text:span text:style-name="T1">--jones</text:span> : generates Jones matrices (not just power beam)</text:p>
                    </text:list-item>
                    <text:list-item>
                      <text:p text:style-name="P13"><text:span text:style-name="T1">-c or --channel</text:span> <text:span text:style-name="T1">or --freq_cc </text:span>– frequency coarse channel ( multiply by 1.28 to get MHz).</text:p>
                    </text:list-item>
                    <text:list-item>
                      <text:p text:style-name="P13"><text:span text:style-name="T1">--freq_mhz or -f or --frequency</text:span> – frequnecy in MHz </text:p>
                    </text:list-item>
                    <text:list-item>
                      <text:p text:style-name="P13"><text:span text:style-name="T1">--gps / --obsid</text:span> – which is GPS time of the observation start provides time of the observation </text:p>
                    </text:list-item>
                    <text:list-item>
                      <text:p text:style-name="P13"><text:span text:style-name="T1">--datetimestring</text:span> – UTC time of the observation</text:p>
                    </text:list-item>
                    <text:list-item>
                      <text:p text:style-name="P13"><text:span text:style-name="T1">-D or --date</text:span> : UT date of the observation</text:p>
                    </text:list-item>
                    <text:list-item>
                      <text:p text:style-name="P10"><text:span text:style-name="T4">-t or --time </text:span><text:span text:style-name="T3">: UT time of the observation</text:span></text:p>
                    </text:list-item>
                    <text:list-item>
                      <text:p text:style-name="P13"><text:soft-page-break/><text:span text:style-name="T1">--plottype / -p </text:span>: plotting option. Type of plot: all, beam, sky, beamsky, beamsky_scaled. <text:span text:style-name="T1">It allows to generate beams for any pointing (without providing FITS file with sky image as make_beam_test.py does).</text:span></text:p>
                    </text:list-item>
                    <text:list-item>
                      <text:p text:style-name="P13"><text:span text:style-name="T1">--title</text:span> : plot title </text:p>
                    </text:list-item>
                    <text:list-item>
                      <text:p text:style-name="P13"><text:span text:style-name="T1">--ext or -e </text:span>: plot file extention/format (default png)</text:p>
                    </text:list-item>
                    <text:list-item>
                      <text:p text:style-name="P13"><text:span text:style-name="T1">--no_zenith_norm or -n</text:span> : turns off zenith normalization of the beam model (default)</text:p>
                    </text:list-item>
                    <text:list-item>
                      <text:p text:style-name="P13"><text:span text:style-name="T1">--size</text:span> : resolution of the used beam model</text:p>
                    </text:list-item>
                    <text:list-item>
                      <text:p text:style-name="P13"><text:span text:style-name="T1">--dir</text:span> : directory where generated beam model files are saved </text:p>
                    </text:list-item>
                    <text:list-item>
                      <text:p text:style-name="P10"><text:span text:style-name="T4">--pointing_za_deg </text:span><text:span text:style-name="T3">– zenith angle where sensitivity is calculated [in decimal degrees] alternatively </text:span><text:span text:style-name="T4">--pointing_elev_deg </text:span><text:span text:style-name="T3">can be used to specify elevation [in decimal degrees ]</text:span></text:p>
                    </text:list-item>
                    <text:list-item>
                      <text:p text:style-name="P10"><text:span text:style-name="T4">--pointing_az_deg</text:span><text:span text:style-name="T3"> – azimuth <text:s/>angle where sensitivity is calculated [in decimal degrees]</text:span></text:p>
                    </text:list-item>
                    <text:list-item>
                      <text:p text:style-name="P10"><text:span text:style-name="T4">--t_rc</text:span><text:span text:style-name="T3">v : value of receiver temperature in Kelvin [default 0], overwrites option –trcv_type</text:span></text:p>
                    </text:list-item>
                    <text:list-item>
                      <text:p text:style-name="P10"><text:span text:style-name="T4">--trcv_type </text:span><text:span text:style-name="T3">: which receiver temperature measurement is to be used [default is the one based on EDA drift scan and HASLAM map fit], can be overwritten by the option –t_rcv</text:span></text:p>
                    </text:list-item>
                    <text:list-item>
                      <text:p text:style-name="P10"><text:span text:style-name="T4">-x / --outsens_file </text:span><text:span text:style-name="T3">: name of output sensitivity file </text:span></text:p>
                    </text:list-item>
                    <text:list-item>
                      <text:p text:style-name="P13"><text:span text:style-name="T2">NOT YET IMPLEMENTED :</text:span> --add_sources : if add sources to the generated beam/sky image </text:p>
                    </text:list-item>
                    <text:list-item>
                      <text:p text:style-name="P13"><text:span text:style-name="T1">-v or --verbose </text:span>: to generate more debugging output </text:p>
                    </text:list-item>
                    <text:list-item>
                      <text:p text:style-name="P13"/>
                    </text:list-item>
                  </text:list>
                </text:list-item>
                <text:list-item>
                  <text:p text:style-name="P6">Examples :</text:p>
                  <text:list>
                    <text:list-item>
                      <text:p text:style-name="P6">Test case obsid = 1190024128 with expected results :</text:p>
                      <text:list>
                        <text:list-item>
                          <text:p text:style-name="P10">wget http://mwa-metadata01.pawsey.org.au/metadata/fits/?obs_id=1190024128 -O 1190024128.metafits</text:p>
                        </text:list-item>
                        <text:list-item>
                          <text:p text:style-name="P10"><text:bookmark-start text:name="__DdeLink__426_157278297"/>python ./mwa_sensitivity.py -c 69,93,121,145,169 <text:s/>-p all --metafits=1190024128.metafits <text:s/>-m full_EE <text:s/>--pointing_az_deg=328.309328 --pointing_za_deg=36.246219 --outsens_file=test_HerA_db &gt; output_db 2&gt;&amp;1<text:bookmark-end text:name="__DdeLink__426_157278297"/></text:p>
                        </text:list-item>
                        <text:list-item>
                          <text:p text:style-name="P10">or with option --gridpoint=80</text:p>
                        </text:list-item>
                        <text:list-item>
                          <text:p text:style-name="P6">Expected results in test_HerA_db_XX.txt 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88.32000000 0.00564678 3681.76 20.79009433 0.00000000 <text:line-break/>119.04000000 0.01249623 1463.97 18.29416600 0.00000000 <text:line-break/>154.88000000 0.02358699 709.51 16.73515452 0.00000000 <text:line-break/>185.60000000 0.02923237 446.79 13.06087541 0.00000000 <text:line-break/>216.32000000 0.02398064 326.35 7.82617055 0.00000000 </text:p>
      <text:list xml:id="list19203564567020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Expected noise on XX and YY images (in <text:s/>output_db file) 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Noise expected on XX images = 0.0728 Jy <text:line-break/><text:soft-page-break/>Noise expected on YY images = 0.0656 Jy </text:p>
      <text:list xml:id="list19203618015537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/>
                        </text:list-item>
                      </text:list>
                    </text:list-item>
                    <text:list-item>
                      <text:p text:style-name="P10">At zenith gridpoint ( --gridpoint=0) and 5 degrees off zenith (--pointing_za_deg 5 --pointing_az_deg 0), frequency 185.6 MHz, integration time 120 sec, using 60 antennas (--antnum=60), also generates beam images (option -p all) at GPS time <text:s/>1193567480 ( -g 1193567480) :</text:p>
                      <text:p text:style-name="P10">python ./mwa_sensitivity.py -f 185.6 --model 2016 --pointing_za_deg 5 --pointing_az_deg 0 --antnum=60 --inttime=120 <text:s/>-p all --gridpoint=0 -g 1193567480</text:p>
                    </text:list-item>
                    <text:list-item>
                      <text:p text:style-name="P10"/>
                    </text:list-item>
                  </text:list>
                </text:list-item>
                <text:list-item>
                  <text:p text:style-name="P10"/>
                </text:list-item>
              </text:list>
            </text:list-item>
            <text:list-item>
              <text:p text:style-name="P10"/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5" text:outline-level="3">C/C++ implementations</text:h>
      <text:p text:style-name="P3"/>
      <text:list xml:id="list9062439718631161254" text:style-name="L2">
        <text:list-item>
          <text:p text:style-name="P11"><text:span text:style-name="T1">C/C++ implementations of the 2016 MWA beam model </text:span>: </text:p>
          <text:list>
            <text:list-item>
              <text:p text:style-name="P11">Real-time System (RTS) C implementation, <text:s/>for details please contact Bart Pindor (not sure if this is in the main version or a test branch in git)</text:p>
            </text:list-item>
            <text:list-item>
              <text:p text:style-name="P11">Andre's (C++ version). In calibrate and beam (option -2016) can also use the 2016 model if it is enabled on compilation level or via parameters.</text:p>
            </text:list-item>
          </text:list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Sokolowski</meta:initial-creator>
    <meta:creation-date>2017-11-01T18:19:57</meta:creation-date>
    <dc:date>2018-05-28T19:20:35.062448908</dc:date>
    <meta:editing-duration>PT4H58M49S</meta:editing-duration>
    <meta:editing-cycles>291</meta:editing-cycles>
    <meta:generator>LibreOffice/5.1.6.2$Linux_X86_64 LibreOffice_project/10m0$Build-2</meta:generator>
    <meta:document-statistic meta:table-count="0" meta:image-count="0" meta:object-count="0" meta:page-count="8" meta:paragraph-count="116" meta:word-count="1827" meta:character-count="11944" meta:non-whitespace-character-count="10339"/>
  </office:meta>
</office:document-meta>
</file>